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4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0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34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3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"/>
        <table:table-column table:style-name="co11" table:default-cell-style-name="ce35"/>
        <table:table-column table:style-name="co1" table:number-columns-repeated="1022" table:default-cell-style-name="ce28"/>
        <table:table-row table:style-name="ro3">
          <table:table-cell table:style-name="ce27" office:value-type="string" calcext:value-type="string" table:number-columns-spanned="2" table:number-rows-spanned="1">
            <text:p>全部位終了消去</text:p>
          </table:table-cell>
          <table:covered-table-cell table:style-name="ce34"/>
          <table:table-cell table:style-name="ce27" office:value-type="string" calcext:value-type="string">
            <text:p>印刷</text:p>
          </table:table-cell>
          <table:table-cell table:style-name="ce41" office:value-type="string" calcext:value-type="string">
            <text:p>月末印刷</text:p>
          </table:table-cell>
          <table:table-cell table:style-name="ce27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13"/>
          <table:table-cell table:style-name="ce51" table:number-columns-repeated="1022"/>
        </table:table-row>
        <table:table-row table:style-name="ro2">
          <table:table-cell table:style-name="ce30" office:value-type="string" calcext:value-type="string">
            <text:p>00045454</text:p>
          </table:table-cell>
          <table:table-cell table:style-name="ce15" office:value-type="string" calcext:value-type="string">
            <text:p>患者 壱</text:p>
          </table:table-cell>
          <table:table-cell table:style-name="ce39" office:value-type="date" office:date-value="2018-08-26" calcext:value-type="date">
            <text:p>2018-8</text:p>
          </table:table-cell>
          <table:table-cell table:style-name="ce42"/>
          <table:table-cell table:style-name="ce7" table:number-columns-repeated="1020"/>
        </table:table-row>
        <table:table-row table:style-name="ro2"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53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53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00051618</text:p>
          </table:table-cell>
          <table:table-cell/>
          <table:table-cell table:style-name="ce53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53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5"/>
          <table:table-cell table:style-name="ce56" table:number-columns-repeated="2"/>
          <table:table-cell table:style-name="ce57"/>
          <table:table-cell table:style-name="ce59"/>
          <table:table-cell table:number-columns-repeated="1019"/>
        </table:table-row>
        <table:table-row table:style-name="ro2" table:number-rows-repeated="30">
          <table:table-cell table:style-name="ce54"/>
          <table:table-cell table:style-name="ce55" table:number-columns-repeated="2"/>
          <table:table-cell table:style-name="ce58"/>
          <table:table-cell table:style-name="ce60"/>
          <table:table-cell table:number-columns-repeated="1019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1" table:number-columns-repeated="955" table:default-cell-style-name="ce28"/>
        <table:table-column table:style-name="co1" table:number-columns-repeated="56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table:style-name="ce6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8" office:value-type="float" office:value="33" calcext:value-type="float">
            <text:p>33</text:p>
          </table:table-cell>
          <table:table-cell table:style-name="ce63" office:value-type="date" office:date-value="2018-08-01" calcext:value-type="date">
            <text:p>2018/08/01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9" calcext:value-type="float">
            <text:p>9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2" table:default-cell-style-name="ce28"/>
        <table:table-column table:style-name="co9" table:number-columns-repeated="8" table:default-cell-style-name="ce28"/>
        <table:table-column table:style-name="co1" table:number-columns-repeated="891" table:default-cell-style-name="ce28"/>
        <table:table-column table:style-name="co1" table:number-columns-repeated="120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table:style-name="ce35"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5" table:number-columns-repeated="2"/>
          <table:table-cell table:style-name="ce58"/>
          <table:table-cell table:style-name="ce66" office:value-type="date" office:date-value="2018-12-01" calcext:value-type="date">
            <text:p>2018-12-01</text:p>
          </table:table-cell>
          <table:table-cell table:style-name="ce55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2" calcext:value-type="date">
            <text:p>2018-12-02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5" table:number-columns-repeated="3"/>
          <table:table-cell table:style-name="ce57"/>
          <table:table-cell table:style-name="ce81" office:value-type="date" office:date-value="2018-12-03" calcext:value-type="date">
            <text:p>2018-12-03</text:p>
          </table:table-cell>
          <table:table-cell table:style-name="ce7"/>
          <table:table-cell table:style-name="ce15"/>
          <table:table-cell table:style-name="ce7" table:number-columns-repeated="6"/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4" calcext:value-type="date">
            <text:p>2018-12-04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5" calcext:value-type="date">
            <text:p>2018-12-05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6" calcext:value-type="date">
            <text:p>2018-12-06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7" calcext:value-type="date">
            <text:p>2018-12-07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08" calcext:value-type="date">
            <text:p>2018-12-08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9" calcext:value-type="date">
            <text:p>2018-12-09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0" calcext:value-type="date">
            <text:p>2018-12-10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1" calcext:value-type="date">
            <text:p>2018-12-11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2" calcext:value-type="date">
            <text:p>2018-12-12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3" calcext:value-type="date">
            <text:p>2018-12-13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4" calcext:value-type="date">
            <text:p>2018-12-14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15" calcext:value-type="date">
            <text:p>2018-12-15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16" calcext:value-type="date">
            <text:p>2018-12-16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7" calcext:value-type="date">
            <text:p>2018-12-17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8" calcext:value-type="date">
            <text:p>2018-12-18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9" calcext:value-type="date">
            <text:p>2018-12-19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0" calcext:value-type="date">
            <text:p>2018-12-20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1" calcext:value-type="date">
            <text:p>2018-12-21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22" calcext:value-type="date">
            <text:p>2018-12-22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23" calcext:value-type="date">
            <text:p>2018-12-23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4" calcext:value-type="date">
            <text:p>2018-12-24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5" calcext:value-type="date">
            <text:p>2018-12-25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6" calcext:value-type="date">
            <text:p>2018-12-26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7" calcext:value-type="date">
            <text:p>2018-12-27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8" calcext:value-type="date">
            <text:p>2018-12-28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29" calcext:value-type="date">
            <text:p>2018-12-29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30" calcext:value-type="date">
            <text:p>2018-12-30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31" calcext:value-type="date">
            <text:p>2018-12-31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899" table:default-cell-style-name="ce28"/>
        <table:table-column table:style-name="co1" table:number-columns-repeated="120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5" office:value-type="float" office:value="28" calcext:value-type="float">
            <text:p>28</text:p>
          </table:table-cell>
          <table:table-cell table:number-columns-repeated="2" table:style-name="ce55" office:value-type="float" office:value="30" calcext:value-type="float">
            <text:p>30</text:p>
          </table:table-cell>
          <table:table-cell table:style-name="ce58"/>
          <table:table-cell table:style-name="ce66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2sate": 1, "CheckBox1sate": 0, "Height": 81, "Width": 195, "CloseCheck": true, "OptionCheck": false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2sate": 1, "CheckBox1sate": 0, "Height": 110, "Width": 195, "CloseCheck": true, "OptionCheck": fals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2sate": 1, "CheckBox1sate": 0, "Height": 195, "Width": 256, "CloseCheck": true, "Option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CheckBox1sate": 0, "Height": 83, "Width": 347, "CloseCheck": true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18:46:43.46248286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8T18:47:31.793348772</dc:date>
    <meta:editing-duration>P1DT18H59M47S</meta:editing-duration>
    <meta:editing-cycles>486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98" meta:object-count="0"/>
  </office:meta>
</office:document-meta>
</file>